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13560000040B66C5CD6D07A0A91E.png" manifest:media-type="image/png"/>
  <manifest:file-entry manifest:full-path="Pictures/100000000000006400000041AA87B99A19A6C9B4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22cm" table:align="left" style:writing-mode="lr-tb"/>
    </style:style>
    <style:style style:name="Tabela1.A" style:family="table-column">
      <style:table-column-properties style:column-width="4.838cm"/>
    </style:style>
    <style:style style:name="Tabela1.B" style:family="table-column">
      <style:table-column-properties style:column-width="11.583cm"/>
    </style:style>
    <style:style style:name="Tabela1.1" style:family="table-row">
      <style:table-row-properties style:min-row-height="1.515cm" fo:keep-together="always"/>
    </style:style>
    <style:style style:name="Tabela1.A1" style:family="table-cell">
      <style:table-cell-properties style:vertical-align="bottom" fo:padding="0cm" fo:border-left="none" fo:border-right="none" fo:border-top="none" fo:border-bottom="0.5pt solid #365f91" style:writing-mode="lr-tb"/>
    </style:style>
    <style:style style:name="Tabela1.B1" style:family="table-cell">
      <style:table-cell-properties style:vertical-align="middle" fo:padding="0cm" fo:border-left="0.5pt solid #365f91" fo:border-right="none" fo:border-top="none" fo:border-bottom="0.5pt solid #365f91" style:writing-mode="lr-tb"/>
    </style:style>
    <style:style style:name="Tabela1.A2" style:family="table-cell">
      <style:table-cell-properties style:vertical-align="bottom" fo:padding="0cm" fo:border-left="none" fo:border-right="none" fo:border-top="0.5pt solid #365f91" fo:border-bottom="0.5pt solid #365f91" style:writing-mode="lr-tb"/>
    </style:style>
    <style:style style:name="Tabela1.B2" style:family="table-cell">
      <style:table-cell-properties style:vertical-align="middle" fo:padding="0cm" fo:border-left="0.5pt solid #365f91" fo:border-right="none" fo:border-top="0.5pt solid #365f91" fo:border-bottom="0.5pt solid #365f91" style:writing-mode="lr-tb"/>
    </style:style>
    <style:style style:name="Tabela1.3" style:family="table-row">
      <style:table-row-properties style:min-row-height="2.159cm" fo:keep-together="always"/>
    </style:style>
    <style:style style:name="Tabela1.4" style:family="table-row">
      <style:table-row-properties style:min-row-height="2.198cm" fo:keep-together="always"/>
    </style:style>
    <style:style style:name="Tabela1.8" style:family="table-row">
      <style:table-row-properties style:min-row-height="1.704cm" fo:keep-together="always"/>
    </style:style>
    <style:style style:name="Tabela1.A10" style:family="table-cell">
      <style:table-cell-properties style:vertical-align="bottom" fo:padding="0cm" fo:border-left="none" fo:border-right="none" fo:border-top="0.5pt solid #365f91" fo:border-bottom="none" style:writing-mode="lr-tb"/>
    </style:style>
    <style:style style:name="Tabela1.B10" style:family="table-cell">
      <style:table-cell-properties style:vertical-align="middle" fo:padding="0cm" fo:border-left="0.5pt solid #365f91" fo:border-right="none" fo:border-top="0.5pt solid #365f91" fo:border-bottom="none" style:writing-mode="lr-tb"/>
    </style:style>
    <style:style style:name="P1" style:family="paragraph" style:parent-style-name="Header">
      <style:text-properties fo:color="#17365d" fo:font-weight="bold" style:font-weight-asian="bold"/>
    </style:style>
    <style:style style:name="P2" style:family="paragraph" style:parent-style-name="Standard">
      <style:paragraph-properties>
        <style:tab-stops>
          <style:tab-stop style:position="12.779cm"/>
        </style:tab-stops>
      </style:paragraph-properties>
      <style:text-properties fo:font-size="14pt" fo:language="pl" fo:country="PL" fo:font-weight="bold" style:font-size-asian="14pt" style:font-weight-asian="bold"/>
    </style:style>
    <style:style style:name="P3" style:family="paragraph" style:parent-style-name="Standard">
      <style:text-properties fo:color="#17365d" fo:font-size="14pt" fo:language="pl" fo:country="PL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5" style:family="paragraph" style:parent-style-name="Footer">
      <style:paragraph-properties fo:margin-left="-0.132cm" fo:margin-right="0cm" fo:text-indent="0cm" style:auto-text-indent="false" fo:padding-left="0cm" fo:padding-right="0cm" fo:padding-top="0cm" fo:padding-bottom="0.035cm" fo:border-left="none" fo:border-right="none" fo:border-top="none" fo:border-bottom="0.74pt solid #000000">
        <style:tab-stops>
          <style:tab-stop style:position="8.001cm" style:type="center"/>
          <style:tab-stop style:position="15.875cm" style:type="right"/>
          <style:tab-stop style:position="16.002cm" style:type="right"/>
        </style:tab-stops>
      </style:paragraph-properties>
      <style:text-properties style:font-name="Arial" fo:font-size="9pt" fo:font-style="italic" style:font-size-asian="9pt" style:font-style-asian="italic" style:font-name-complex="Arial" style:font-size-complex="9pt"/>
    </style:style>
    <style:style style:name="P6" style:family="paragraph" style:parent-style-name="Footer">
      <style:paragraph-properties fo:margin-left="-0.132cm" fo:margin-right="0cm" fo:text-indent="0cm" style:auto-text-indent="false">
        <style:tab-stops>
          <style:tab-stop style:position="3.704cm"/>
          <style:tab-stop style:position="9.208cm" style:type="center"/>
          <style:tab-stop style:position="16.002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17365d" fo:font-size="18pt" fo:font-weight="bold" style:font-size-asian="18pt" style:font-weight-asian="bold" style:font-name-complex="Calibri" style:font-size-complex="20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17365d" fo:font-size="12pt" fo:font-weight="bold" style:font-size-asian="12pt" style:font-weight-asian="bold" style:font-name-complex="Calibri" style:font-size-complex="20pt"/>
    </style:style>
    <style:style style:name="P10" style:family="paragraph" style:parent-style-name="Standard">
      <style:paragraph-properties fo:margin-top="0cm" fo:margin-bottom="0cm" loext:contextual-spacing="false"/>
      <style:text-properties fo:color="#17365d" fo:font-size="12pt" fo:font-weight="bold" style:font-size-asian="12pt" style:font-weight-asian="bold" style:font-name-complex="Calibri" style:font-size-complex="12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color="#17365d" fo:font-size="12pt" fo:font-weight="bold" style:font-size-asian="12pt" style:font-weight-asian="bold" style:font-name-complex="Calibri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fo:color="#17365d" fo:font-size="12pt" style:text-underline-style="solid" style:text-underline-width="auto" style:text-underline-color="font-color" fo:font-weight="bold" style:font-size-asian="12pt" style:font-weight-asian="bold" style:font-name-complex="Arial" style:font-size-complex="20pt"/>
    </style:style>
    <style:style style:name="P13" style:family="paragraph" style:parent-style-name="Standard">
      <style:paragraph-properties fo:margin-top="0cm" fo:margin-bottom="0cm" loext:contextual-spacing="false"/>
      <style:text-properties fo:color="#17365d" fo:font-size="12pt" style:text-underline-style="solid" style:text-underline-width="auto" style:text-underline-color="font-color" fo:font-weight="bold" style:font-size-asian="12pt" style:font-weight-asian="bold" style:font-name-complex="Calibri" style:font-size-complex="20pt"/>
    </style:style>
    <style:style style:name="P14" style:family="paragraph" style:parent-style-name="Standard">
      <style:paragraph-properties fo:margin-top="0cm" fo:margin-bottom="0cm" loext:contextual-spacing="false"/>
      <style:text-properties fo:font-size="12pt" style:font-size-asian="12pt" style:font-name-complex="Calibri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fo:font-size="12pt" officeooo:rsid="002084a1" officeooo:paragraph-rsid="002084a1" style:font-size-asian="12pt" style:font-name-complex="Calibri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fo:font-size="12pt" fo:font-weight="bold" officeooo:rsid="001dcdbb" officeooo:paragraph-rsid="001dcdbb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style:font-size-asian="12pt" style:font-name-complex="Calibri" style:font-size-complex="12pt"/>
    </style:style>
    <style:style style:name="P18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fo:color="#17365d" fo:font-size="12pt" fo:font-weight="bold" style:font-size-asian="12pt" style:font-weight-asian="bold" style:font-name-complex="Calibri" style:font-size-complex="12pt"/>
    </style:style>
    <style:style style:name="P19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</style:style>
    <style:style style:name="P20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officeooo:paragraph-rsid="000adff8"/>
    </style:style>
    <style:style style:name="P21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fo:font-size="12pt" style:font-size-asian="12pt" style:font-name-complex="Calibri" style:font-size-complex="12pt"/>
    </style:style>
    <style:style style:name="P22" style:family="paragraph" style:parent-style-name="Standard">
      <style:paragraph-properties fo:margin-left="2.501cm" fo:margin-right="0cm" fo:margin-top="0cm" fo:margin-bottom="0cm" loext:contextual-spacing="false" fo:text-indent="-2.501cm" style:auto-text-indent="false"/>
    </style:style>
    <style:style style:name="P23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color="#17365d" fo:font-size="12pt" fo:font-weight="bold" style:font-size-asian="12pt" style:font-weight-asian="bold" style:font-name-complex="Calibri" style:font-size-complex="12pt"/>
    </style:style>
    <style:style style:name="P24" style:family="paragraph" style:parent-style-name="Standard">
      <style:paragraph-properties fo:margin-left="1.032cm" fo:margin-right="0.358cm" fo:margin-top="0.423cm" fo:margin-bottom="0.353cm" loext:contextual-spacing="false" fo:text-align="justify" style:justify-single-word="false" fo:text-indent="0cm" style:auto-text-indent="false"/>
    </style:style>
    <style:style style:name="P25" style:family="paragraph" style:parent-style-name="Standard">
      <style:paragraph-properties fo:margin-left="1.032cm" fo:margin-right="0.358cm" fo:margin-top="0.423cm" fo:margin-bottom="0.353cm" loext:contextual-spacing="false" fo:text-align="justify" style:justify-single-word="false" fo:text-indent="0cm" style:auto-text-indent="false"/>
      <style:text-properties fo:font-size="12pt" style:font-size-asian="12pt" style:font-name-complex="Calibri" style:font-size-complex="12pt"/>
    </style:style>
    <style:style style:name="P26" style:family="paragraph" style:parent-style-name="Standard">
      <style:paragraph-properties fo:margin-left="1.032cm" fo:margin-right="0.358cm" fo:margin-top="0.423cm" fo:margin-bottom="0.353cm" loext:contextual-spacing="false" fo:text-align="justify" style:justify-single-word="false" fo:text-indent="0cm" style:auto-text-indent="false"/>
      <style:text-properties fo:font-size="12pt" fo:language="pl" fo:country="PL" style:font-size-asian="12pt" style:font-name-complex="Calibri" style:font-size-complex="12pt"/>
    </style:style>
    <style:style style:name="P27" style:family="paragraph" style:parent-style-name="Standard">
      <style:paragraph-properties fo:margin-left="0.834cm" fo:margin-right="0cm" fo:margin-top="0cm" fo:margin-bottom="0cm" loext:contextual-spacing="false" fo:text-align="justify" style:justify-single-word="false" fo:text-indent="0cm" style:auto-text-indent="false"/>
      <style:text-properties fo:color="#17365d" fo:font-size="12pt" fo:font-weight="bold" style:font-size-asian="12pt" style:font-weight-asian="bold" style:font-name-complex="Calibri" style:font-size-complex="12pt"/>
    </style:style>
    <style:style style:name="P28" style:family="paragraph" style:parent-style-name="Text_20_body">
      <style:paragraph-properties fo:margin-left="1.27cm" fo:margin-right="0.127cm" fo:margin-top="0cm" fo:margin-bottom="0cm" loext:contextual-spacing="false" fo:line-height="115%" fo:text-indent="0cm" style:auto-text-indent="false"/>
      <style:text-properties fo:color="#17365d" style:font-name="Calibri" fo:font-size="12pt" fo:language="en" fo:country="US" fo:font-weight="bold" style:font-size-asian="12pt" style:font-weight-asian="bold" style:font-name-complex="Calibri" style:font-size-complex="12pt"/>
    </style:style>
    <style:style style:name="P29" style:family="paragraph" style:parent-style-name="Standard" style:master-page-name="Standard">
      <style:paragraph-properties fo:margin-top="0cm" fo:margin-bottom="0cm" loext:contextual-spacing="false" style:page-number="1" fo:padding-left="0cm" fo:padding-right="0cm" fo:padding-top="0cm" fo:padding-bottom="0.035cm" fo:border-left="none" fo:border-right="none" fo:border-top="none" fo:border-bottom="1.5pt solid #000000"/>
      <style:text-properties fo:color="#17365d" fo:font-size="24pt" fo:font-style="italic" style:font-size-asian="24pt" style:font-style-asian="italic" style:font-name-complex="Calibri" style:font-size-complex="20pt"/>
    </style:style>
    <style:style style:name="P30" style:family="paragraph" style:parent-style-name="Standard" style:list-style-name="WW8Num4">
      <style:paragraph-properties fo:margin-top="0cm" fo:margin-bottom="0cm" loext:contextual-spacing="false"/>
      <style:text-properties fo:font-size="12pt" officeooo:rsid="0006f30f" officeooo:paragraph-rsid="0006f30f" style:font-size-asian="12pt" style:font-name-complex="Calibri" style:font-size-complex="12pt"/>
    </style:style>
    <style:style style:name="P31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1d008" officeooo:paragraph-rsid="0011d008" style:font-size-asian="12pt" style:font-name-complex="Calibri" style:font-size-complex="12pt"/>
    </style:style>
    <style:style style:name="P32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a8bea" officeooo:paragraph-rsid="001a8bea" style:font-size-asian="12pt" style:font-name-complex="Calibri" style:font-size-complex="12pt"/>
    </style:style>
    <style:style style:name="P33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a8882" officeooo:paragraph-rsid="001a8882" style:font-size-asian="12pt" style:font-name-complex="Calibri" style:font-size-complex="12pt"/>
    </style:style>
    <style:style style:name="P34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29a759" officeooo:paragraph-rsid="0029a759" style:font-size-asian="12pt" style:font-name-complex="Calibri" style:font-size-complex="12pt"/>
    </style:style>
    <style:style style:name="P35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8535e" officeooo:paragraph-rsid="0018535e" style:font-size-asian="12pt" style:font-name-complex="Calibri" style:font-size-complex="12pt"/>
    </style:style>
    <style:style style:name="P36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a1e59" officeooo:paragraph-rsid="001a1e59" style:font-size-asian="12pt" style:font-name-complex="Calibri" style:font-size-complex="12pt"/>
    </style:style>
    <style:style style:name="P37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style:font-size-asian="12pt" style:font-name-complex="Calibri" style:font-size-complex="12pt"/>
    </style:style>
    <style:style style:name="P38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33f296" officeooo:paragraph-rsid="0033f296" style:font-size-asian="12pt" style:font-name-complex="Calibri" style:font-size-complex="12pt"/>
    </style:style>
    <style:style style:name="P39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21a3b" officeooo:paragraph-rsid="00121a3b" style:font-size-asian="12pt" style:font-name-complex="Calibri" style:font-size-complex="12pt"/>
    </style:style>
    <style:style style:name="P40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3af1b" officeooo:paragraph-rsid="0013af1b" style:font-size-asian="12pt" style:font-name-complex="Calibri" style:font-size-complex="12pt"/>
    </style:style>
    <style:style style:name="P41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547a8" officeooo:paragraph-rsid="001547a8" style:font-size-asian="12pt" style:font-name-complex="Calibri" style:font-size-complex="12pt"/>
    </style:style>
    <style:style style:name="P42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6d2ed" officeooo:paragraph-rsid="0016d2ed" style:font-size-asian="12pt" style:font-name-complex="Calibri" style:font-size-complex="12pt"/>
    </style:style>
    <style:style style:name="P43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1c632f" officeooo:paragraph-rsid="001c632f" style:font-size-asian="12pt" style:font-name-complex="Calibri" style:font-size-complex="12pt"/>
    </style:style>
    <style:style style:name="P44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2ff205" officeooo:paragraph-rsid="002ff205" style:font-size-asian="12pt" style:font-name-complex="Calibri" style:font-size-complex="12pt"/>
    </style:style>
    <style:style style:name="P45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354aee" officeooo:paragraph-rsid="00354aee" style:font-size-asian="12pt" style:font-name-complex="Calibri" style:font-size-complex="12pt"/>
    </style:style>
    <style:style style:name="P46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30e21e" officeooo:paragraph-rsid="0030e21e" style:font-size-asian="12pt" style:font-name-complex="Calibri" style:font-size-complex="12pt"/>
    </style:style>
    <style:style style:name="P47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3534cd" officeooo:paragraph-rsid="003534cd" style:font-size-asian="12pt" style:font-name-complex="Calibri" style:font-size-complex="12pt"/>
    </style:style>
    <style:style style:name="P48" style:family="paragraph" style:parent-style-name="Standard" style:list-style-name="WW8Num4">
      <style:paragraph-properties fo:margin-top="0cm" fo:margin-bottom="0cm" loext:contextual-spacing="false"/>
      <style:text-properties fo:font-size="12pt" officeooo:rsid="001e291f" officeooo:paragraph-rsid="001e291f" style:font-size-asian="12pt" style:font-name-complex="Calibri" style:font-size-complex="12pt"/>
    </style:style>
    <style:style style:name="P49" style:family="paragraph" style:parent-style-name="Standard" style:list-style-name="WW8Num4">
      <style:paragraph-properties fo:margin-top="0cm" fo:margin-bottom="0cm" loext:contextual-spacing="false"/>
      <style:text-properties fo:font-size="12pt" officeooo:rsid="001fa9ef" officeooo:paragraph-rsid="001fa9ef" style:font-size-asian="12pt" style:font-name-complex="Calibri" style:font-size-complex="12pt"/>
    </style:style>
    <style:style style:name="P50" style:family="paragraph" style:parent-style-name="Standard" style:list-style-name="WW8Num4">
      <style:paragraph-properties fo:margin-top="0cm" fo:margin-bottom="0cm" loext:contextual-spacing="false"/>
      <style:text-properties fo:font-size="12pt" officeooo:rsid="002084a1" officeooo:paragraph-rsid="002084a1" style:font-size-asian="12pt" style:font-name-complex="Calibri" style:font-size-complex="12pt"/>
    </style:style>
    <style:style style:name="P51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21c47f" officeooo:paragraph-rsid="00265e08" style:font-size-asian="12pt" style:font-name-complex="Calibri" style:font-size-complex="12pt"/>
    </style:style>
    <style:style style:name="P52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238d4d" officeooo:paragraph-rsid="00238d4d" style:font-size-asian="12pt" style:font-name-complex="Calibri" style:font-size-complex="12pt"/>
    </style:style>
    <style:style style:name="P53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fo:font-size="12pt" officeooo:rsid="00033552" style:font-size-asian="12pt" style:font-name-complex="Calibri" style:font-size-complex="12pt"/>
    </style:style>
    <style:style style:name="P54" style:family="paragraph" style:parent-style-name="Standard" style:list-style-name="WW8Num4">
      <style:paragraph-properties fo:margin-top="0cm" fo:margin-bottom="0cm" loext:contextual-spacing="false" fo:text-align="justify" style:justify-single-word="false"/>
    </style:style>
    <style:style style:name="P55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officeooo:paragraph-rsid="002e47c3"/>
    </style:style>
    <style:style style:name="T1" style:family="text">
      <style:text-properties fo:color="#17365d" fo:font-size="14pt" fo:language="pl" fo:country="PL" fo:font-weight="bold" style:font-size-asian="14pt" style:font-weight-asian="bold"/>
    </style:style>
    <style:style style:name="T2" style:family="text">
      <style:text-properties fo:color="#17365d" fo:font-size="14pt" fo:language="pl" fo:country="PL" fo:font-weight="bold" officeooo:rsid="00004269" style:font-size-asian="14pt" style:font-weight-asian="bold"/>
    </style:style>
    <style:style style:name="T3" style:family="text">
      <style:text-properties fo:color="#17365d" fo:font-size="18pt" fo:font-style="italic" style:font-size-asian="18pt" style:font-style-asian="italic" style:font-name-complex="Calibri" style:font-size-complex="20pt"/>
    </style:style>
    <style:style style:name="T4" style:family="text">
      <style:text-properties fo:color="#17365d" fo:font-size="18pt" fo:font-style="italic" officeooo:rsid="00004269" style:font-size-asian="18pt" style:font-style-asian="italic" style:font-name-complex="Calibri" style:font-size-complex="20pt"/>
    </style:style>
    <style:style style:name="T5" style:family="text">
      <style:text-properties fo:color="#17365d" fo:font-size="12pt" fo:font-weight="bold" officeooo:rsid="00033552" style:font-size-asian="12pt" style:font-weight-asian="bold" style:font-name-complex="Calibri" style:font-size-complex="20pt"/>
    </style:style>
    <style:style style:name="T6" style:family="text">
      <style:text-properties fo:color="#17365d" fo:font-size="12pt" fo:font-weight="normal" officeooo:rsid="00033552" style:font-size-asian="12pt" style:font-weight-asian="normal" style:font-name-complex="Calibri" style:font-size-complex="20pt" style:font-weight-complex="normal"/>
    </style:style>
    <style:style style:name="T7" style:family="text">
      <style:text-properties style:font-name="Arial" fo:language="pl" fo:country="PL" fo:font-style="italic" style:font-name-asian="Arial" style:font-style-asian="italic" style:font-name-complex="Arial"/>
    </style:style>
    <style:style style:name="T8" style:family="text">
      <style:text-properties style:font-name="Arial" fo:language="pl" fo:country="PL" fo:font-style="italic" style:font-style-asian="italic" style:font-name-complex="Arial"/>
    </style:style>
    <style:style style:name="T9" style:family="text">
      <style:text-properties style:font-name="Arial" fo:font-size="9pt" fo:language="pl" fo:country="PL" fo:font-style="italic" style:font-size-asian="9pt" style:font-style-asian="italic" style:font-name-complex="Arial" style:font-size-complex="9pt"/>
    </style:style>
    <style:style style:name="T10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T11" style:family="text">
      <style:text-properties fo:color="#808080" fo:font-size="9pt" fo:language="pl" fo:country="PL" style:font-size-asian="9pt" style:language-asian="pl" style:country-asian="PL" style:font-size-complex="9pt"/>
    </style:style>
    <style:style style:name="T12" style:family="text">
      <style:text-properties fo:font-size="12pt" style:font-size-asian="12pt" style:font-name-complex="Calibri" style:font-size-complex="12pt"/>
    </style:style>
    <style:style style:name="T13" style:family="text">
      <style:text-properties fo:font-size="12pt" officeooo:rsid="00004269" style:font-size-asian="12pt" style:font-name-complex="Calibri" style:font-size-complex="12pt"/>
    </style:style>
    <style:style style:name="T14" style:family="text">
      <style:text-properties fo:font-size="12pt" officeooo:rsid="0000879d" style:font-size-asian="12pt" style:font-name-complex="Calibri" style:font-size-complex="12pt"/>
    </style:style>
    <style:style style:name="T15" style:family="text">
      <style:text-properties fo:font-size="12pt" officeooo:rsid="00018c92" style:font-size-asian="12pt" style:font-name-complex="Calibri" style:font-size-complex="12pt"/>
    </style:style>
    <style:style style:name="T16" style:family="text">
      <style:text-properties fo:font-size="12pt" officeooo:rsid="00033552" style:font-size-asian="12pt" style:font-name-complex="Calibri" style:font-size-complex="12pt"/>
    </style:style>
    <style:style style:name="T17" style:family="text">
      <style:text-properties fo:font-size="12pt" officeooo:rsid="00053644" style:font-size-asian="12pt" style:font-name-complex="Calibri" style:font-size-complex="12pt"/>
    </style:style>
    <style:style style:name="T18" style:family="text">
      <style:text-properties fo:font-size="12pt" officeooo:rsid="000adff8" style:font-size-asian="12pt" style:font-name-complex="Calibri" style:font-size-complex="12pt"/>
    </style:style>
    <style:style style:name="T19" style:family="text">
      <style:text-properties fo:font-size="12pt" officeooo:rsid="000cd8ff" style:font-size-asian="12pt" style:font-name-complex="Calibri" style:font-size-complex="12pt"/>
    </style:style>
    <style:style style:name="T20" style:family="text">
      <style:text-properties fo:font-size="12pt" officeooo:rsid="00265e08" style:font-size-asian="12pt" style:font-name-complex="Calibri" style:font-size-complex="12pt"/>
    </style:style>
    <style:style style:name="T21" style:family="text">
      <style:text-properties fo:font-size="12pt" officeooo:rsid="0029a759" style:font-size-asian="12pt" style:font-name-complex="Calibri" style:font-size-complex="12pt"/>
    </style:style>
    <style:style style:name="T22" style:family="text">
      <style:text-properties fo:font-size="12pt" officeooo:rsid="002e47c3" style:font-size-asian="12pt" style:font-name-complex="Calibri" style:font-size-complex="12pt"/>
    </style:style>
    <style:style style:name="T23" style:family="text">
      <style:text-properties fo:font-size="12pt" officeooo:rsid="00305675" style:font-size-asian="12pt" style:font-name-complex="Calibri" style:font-size-complex="12pt"/>
    </style:style>
    <style:style style:name="T24" style:family="text">
      <style:text-properties fo:font-size="12pt" fo:font-weight="bold" style:font-size-asian="12pt" style:font-weight-asian="bold" style:font-name-complex="Calibri" style:font-size-complex="12pt"/>
    </style:style>
    <style:style style:name="T25" style:family="text">
      <style:text-properties fo:font-size="12pt" fo:font-weight="bold" officeooo:rsid="000adff8" style:font-size-asian="12pt" style:font-weight-asian="bold" style:font-name-complex="Calibri" style:font-size-complex="12pt"/>
    </style:style>
    <style:style style:name="T26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27" style:family="text">
      <style:text-properties fo:font-size="12pt" fo:font-weight="bold" officeooo:rsid="000adff8" style:font-size-asian="12pt" style:font-weight-asian="bold" style:font-name-complex="Calibri" style:font-size-complex="12pt" style:font-weight-complex="bold"/>
    </style:style>
    <style:style style:name="T28" style:family="text">
      <style:text-properties fo:font-size="12pt" fo:font-weight="bold" officeooo:rsid="000cd8ff" style:font-size-asian="12pt" style:font-weight-asian="bold" style:font-name-complex="Calibri" style:font-size-complex="12pt"/>
    </style:style>
    <style:style style:name="T29" style:family="text">
      <style:text-properties fo:font-size="12pt" style:text-underline-style="solid" style:text-underline-width="auto" style:text-underline-color="font-color" style:font-size-asian="12pt" style:font-name-complex="Calibri" style:font-size-complex="12pt"/>
    </style:style>
    <style:style style:name="T30" style:family="text">
      <style:text-properties fo:font-size="12pt" style:text-underline-style="none" style:font-size-asian="12pt" style:font-name-complex="Calibri" style:font-size-complex="12pt"/>
    </style:style>
    <style:style style:name="T31" style:family="text">
      <style:text-properties fo:font-size="12pt" style:text-underline-style="none" officeooo:rsid="000adff8" style:font-size-asian="12pt" style:font-name-complex="Calibri" style:font-size-complex="12pt"/>
    </style:style>
    <style:style style:name="T32" style:family="text">
      <style:text-properties fo:font-size="12pt" style:text-underline-style="none" officeooo:rsid="000cd8ff" style:font-size-asian="12pt" style:font-name-complex="Calibri" style:font-size-complex="12pt"/>
    </style:style>
    <style:style style:name="T33" style:family="text">
      <style:text-properties officeooo:rsid="00004269"/>
    </style:style>
    <style:style style:name="T34" style:family="text">
      <style:text-properties officeooo:rsid="000e9bac"/>
    </style:style>
    <style:style style:name="T35" style:family="text">
      <style:text-properties officeooo:rsid="0011d008"/>
    </style:style>
    <style:style style:name="T36" style:family="text">
      <style:text-properties officeooo:rsid="0013af1b"/>
    </style:style>
    <style:style style:name="T37" style:family="text">
      <style:text-properties officeooo:rsid="001718df"/>
    </style:style>
    <style:style style:name="T38" style:family="text">
      <style:text-properties officeooo:rsid="001dcdbb"/>
    </style:style>
    <style:style style:name="T39" style:family="text">
      <style:text-properties officeooo:rsid="00265e08"/>
    </style:style>
    <style:style style:name="T40" style:family="text">
      <style:text-properties officeooo:rsid="0029a759"/>
    </style:style>
    <style:style style:name="T41" style:family="text">
      <style:text-properties officeooo:rsid="002a9603"/>
    </style:style>
    <style:style style:name="T42" style:family="text">
      <style:text-properties officeooo:rsid="0033f296"/>
    </style:style>
    <style:style style:name="T43" style:family="text">
      <style:text-properties officeooo:rsid="00372f9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6.9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3">Java</text:span> Developer</text:p>
      <text:p text:style-name="P7"><text:span text:style-name="T4">0</text:span><text:span text:style-name="T3"> years of experience<text:tab/><text:tab/><text:tab/><text:tab/><text:tab/> </text:span></text:p>
      <text:p text:style-name="P8">EDUCATION</text:p>
      <text:p text:style-name="P18"/>
      <text:p text:style-name="P20"><text:span text:style-name="T19">2012</text:span><text:span text:style-name="T12"> - </text:span><text:span text:style-name="T13">2016</text:span><text:span text:style-name="T12"> <text:tab/></text:span><text:span text:style-name="T27">Engineer</text:span><text:span text:style-name="T24"> of </text:span><text:span text:style-name="T28">Computer </text:span><text:span text:style-name="T24">Science. </text:span><text:span text:style-name="T25">University of Social Sciences, Lodz</text:span></text:p>
      <text:p text:style-name="P19"><text:span text:style-name="T12"><text:tab/></text:span><text:span text:style-name="T29">Faculty:</text:span><text:span text:style-name="T30"> </text:span><text:span text:style-name="T32">Computer Science</text:span></text:p>
      <text:p text:style-name="P19"><text:span text:style-name="T12"><text:tab/>Specialization: </text:span><text:span text:style-name="T19">Programming</text:span></text:p>
      <text:p text:style-name="P21"><text:tab/></text:p>
      <text:p text:style-name="P22"><text:span text:style-name="T19">2006</text:span><text:span text:style-name="T12"> - </text:span><text:span text:style-name="T19">2008</text:span><text:span text:style-name="T12"><text:tab/></text:span><text:span text:style-name="T27">Master of </text:span><text:span text:style-name="T26"><text:s/></text:span><text:span text:style-name="T27">English Philology. </text:span><text:span text:style-name="T25">University of Social Sciences, Lodz</text:span></text:p>
      <text:p text:style-name="P19"><text:span text:style-name="T12"><text:tab/></text:span><text:span text:style-name="T29">Faculty:</text:span><text:span text:style-name="T30"> </text:span><text:span text:style-name="T31">Language Studies</text:span></text:p>
      <text:p text:style-name="P19"><text:span text:style-name="T12"><text:tab/>Specialization: </text:span><text:span text:style-name="T18">T</text:span><text:span text:style-name="T15">ranslat</text:span><text:span text:style-name="T17">i</text:span><text:span text:style-name="T18">on</text:span></text:p>
      <text:p text:style-name="P21"/>
      <text:p text:style-name="P14"/>
      <text:p text:style-name="P8">CERTIFICATES</text:p>
      <text:p text:style-name="P23"/>
      <text:list xml:id="list2277522180216436273" text:style-name="WW8Num4">
        <text:list-header>
          <text:p text:style-name="P30">OCP 8, <text:span text:style-name="T34">April</text:span> 2017</text:p>
        </text:list-header>
      </text:list>
      <text:p text:style-name="P8">COURSES</text:p>
      <text:p text:style-name="P28"/>
      <text:list xml:id="list211734496304664" text:continue-numbering="true" text:style-name="WW8Num4">
        <text:list-item>
          <text:p text:style-name="P31">2014: International Business Presentation Skills</text:p>
        </text:list-item>
        <text:list-item>
          <text:p text:style-name="P31">2014: Praktyczne warsztaty SQL Basic</text:p>
        </text:list-item>
        <text:list-item>
          <text:p text:style-name="P31">2014: Praktyczne warsztaty SQL Advanced </text:p>
        </text:list-item>
        <text:list-item>
          <text:p text:style-name="P32">2014: Będę grał w grę! - Sztuczna inteligencja w grach Java</text:p>
        </text:list-item>
        <text:list-item>
          <text:p text:style-name="P33">2014: S.O.L.I.D. code czyli 5 zasad jęyka JAVA, które musisz znać</text:p>
        </text:list-item>
        <text:list-item>
          <text:p text:style-name="P34">2015: Trening kompetencji międzykulturowych</text:p>
        </text:list-item>
        <text:list-item>
          <text:p text:style-name="P34">2015: Korporacja I Ja</text:p>
        </text:list-item>
        <text:list-item>
          <text:p text:style-name="P35">2015: Aplikacja na sterydach czyli wprowadzenie do Spring Boot</text:p>
        </text:list-item>
        <text:list-item>
          <text:p text:style-name="P35">2015: Spring Boot – change your boots, Spring is coming!</text:p>
        </text:list-item>
        <text:list-item>
          <text:p text:style-name="P36">2016: Project Management</text:p>
        </text:list-item>
        <text:list-item>
          <text:p text:style-name="P37"><text:span text:style-name="T35">2016</text:span>: <text:span text:style-name="T35">Podstawy testowania</text:span></text:p>
        </text:list-item>
        <text:list-item>
          <text:p text:style-name="P31">2016: Problem solving - <text:span text:style-name="T41">s</text:span>kuteczne rozwiązywanie problemów</text:p>
        </text:list-item>
        <text:list-item>
          <text:p text:style-name="P34">2016: Design thinking</text:p>
        </text:list-item>
        <text:list-item>
          <text:p text:style-name="P38">2016: Praktyczne warsztaty Java Advanced</text:p>
        </text:list-item>
        <text:list-item>
          <text:p text:style-name="P39">2016: <text:span text:style-name="T36">Lean Management czyli nowoczesne zarządzanie organizacją</text:span></text:p>
        </text:list-item>
        <text:list-item>
          <text:p text:style-name="P40">2016: Trening myślenia wizualnego</text:p>
        </text:list-item>
        <text:list-item>
          <text:p text:style-name="P41">2016: Assessment Center</text:p>
        </text:list-item>
        <text:list-item>
          <text:p text:style-name="P42">2016: Multi-kulti czyli praca w międzynarodowej <text:span text:style-name="T37">korporacaji</text:span></text:p>
        </text:list-item>
        <text:list-item>
          <text:p text:style-name="P43"><text:soft-page-break/>201<text:span text:style-name="T40">7</text:span>: Trener personalny – zawód przyszłośći</text:p>
        </text:list-item>
        <text:list-item>
          <text:p text:style-name="P44">2017: Drzemie w tobie moc!</text:p>
        </text:list-item>
        <text:list-item>
          <text:p text:style-name="P45">2017: Zarządzaj swoim czasem</text:p>
        </text:list-item>
        <text:list-item>
          <text:p text:style-name="P44">2017: Kreatywność w praktyce</text:p>
        </text:list-item>
        <text:list-item>
          <text:p text:style-name="P44">2017: Zarządzanie poprzez wartoś<text:span text:style-name="T42">c</text:span>i</text:p>
        </text:list-item>
        <text:list-item>
          <text:p text:style-name="P46">2017: Narzędzia IT w zarządzaniu czasem menedżera</text:p>
        </text:list-item>
        <text:list-item>
          <text:p text:style-name="P47">2017: Podstawy skutecznego zarządzania projektami</text:p>
        </text:list-item>
        <text:list-item>
          <text:p text:style-name="P47">2017: Wprowadzenie do zawodu trenera</text:p>
        </text:list-item>
      </text:list>
      <text:p text:style-name="P10"/>
      <text:p text:style-name="P8">COMPETENCE &amp; SKILLS</text:p>
      <text:p text:style-name="P11"/>
      <text:p text:style-name="P11"/>
      <text:p text:style-name="P1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Sector’s knowledge</text:p>
          </table:table-cell>
          <table:table-cell table:style-name="Tabela1.B1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P4">Operations systems</text:p>
          </table:table-cell>
          <table:table-cell table:style-name="Tabela1.B2" office:value-type="string">
            <text:p text:style-name="P25">Windows</text:p>
          </table:table-cell>
        </table:table-row>
        <table:table-row table:style-name="Tabela1.3">
          <table:table-cell table:style-name="Tabela1.A2" office:value-type="string">
            <text:p text:style-name="P4">Programming languages</text:p>
          </table:table-cell>
          <table:table-cell table:style-name="Tabela1.B2" office:value-type="string">
            <text:p text:style-name="P24"><text:span text:style-name="T12">Java, </text:span><text:span text:style-name="T14">SQL</text:span></text:p>
          </table:table-cell>
        </table:table-row>
        <table:table-row table:style-name="Tabela1.4">
          <table:table-cell table:style-name="Tabela1.A2" office:value-type="string">
            <text:p text:style-name="P4">Frameworks</text:p>
          </table:table-cell>
          <table:table-cell table:style-name="Tabela1.B2" office:value-type="string">
            <text:p text:style-name="P25"/>
          </table:table-cell>
        </table:table-row>
        <table:table-row table:style-name="Tabela1.4">
          <table:table-cell table:style-name="Tabela1.A2" office:value-type="string">
            <text:p text:style-name="P4">Libraries</text:p>
          </table:table-cell>
          <table:table-cell table:style-name="Tabela1.B2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P4">Containers &amp; Servers</text:p>
          </table:table-cell>
          <table:table-cell table:style-name="Tabela1.B2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P4">Databases</text:p>
          </table:table-cell>
          <table:table-cell table:style-name="Tabela1.B2" office:value-type="string">
            <text:p text:style-name="P26"/>
          </table:table-cell>
        </table:table-row>
        <table:table-row table:style-name="Tabela1.8">
          <table:table-cell table:style-name="Tabela1.A2" office:value-type="string">
            <text:p text:style-name="P4">Testing, Version Control Systems</text:p>
          </table:table-cell>
          <table:table-cell table:style-name="Tabela1.B2" office:value-type="string">
            <text:p text:style-name="P25"/>
          </table:table-cell>
        </table:table-row>
        <text:soft-page-break/>
        <table:table-row table:style-name="Tabela1.8">
          <table:table-cell table:style-name="Tabela1.A2" office:value-type="string">
            <text:p text:style-name="P4">Project development and management tools</text:p>
          </table:table-cell>
          <table:table-cell table:style-name="Tabela1.B2" office:value-type="string">
            <text:p text:style-name="P25"/>
          </table:table-cell>
        </table:table-row>
        <table:table-row table:style-name="Tabela1.1">
          <table:table-cell table:style-name="Tabela1.A10" office:value-type="string">
            <text:p text:style-name="P4">Other</text:p>
          </table:table-cell>
          <table:table-cell table:style-name="Tabela1.B10" office:value-type="string">
            <text:p text:style-name="P25"/>
          </table:table-cell>
        </table:table-row>
      </table:table>
      <text:p text:style-name="P14"/>
      <text:p text:style-name="P8"/>
      <text:p text:style-name="P8"/>
      <text:p text:style-name="P8"/>
      <text:p text:style-name="P8">PROFESSIONAL EXPERIENCE</text:p>
      <text:p text:style-name="P10"/>
      <text:p text:style-name="P13">Since 02.200<text:span text:style-name="T38">6</text:span>: <text:s text:c="4"/><text:tab/><text:tab/><text:tab/><text:tab/><text:tab/> <text:s text:c="51"/><text:span text:style-name="T38">11</text:span> years</text:p>
      <text:p text:style-name="P12"/>
      <text:p text:style-name="P16">English teacher, lecturer, translator</text:p>
      <text:p text:style-name="P14"/>
      <text:p text:style-name="P17">Tasks:</text:p>
      <text:list xml:id="list211734244882384" text:continue-numbering="true" text:style-name="WW8Num4">
        <text:list-item>
          <text:p text:style-name="P48">Working in accordance with school curriculum and policies</text:p>
        </text:list-item>
        <text:list-item>
          <text:p text:style-name="P48">Monitoring and assessing students progress.</text:p>
        </text:list-item>
        <text:list-item>
          <text:p text:style-name="P48">Participating and contributing to staff meetings</text:p>
        </text:list-item>
        <text:list-item>
          <text:p text:style-name="P48">Teaching within the designed subject area.</text:p>
        </text:list-item>
        <text:list-item>
          <text:p text:style-name="P49">Participating in meetings with parents.</text:p>
        </text:list-item>
        <text:list-item>
          <text:p text:style-name="P50">Planning and preparing lessons and teaching materials.</text:p>
        </text:list-item>
      </text:list>
      <text:p text:style-name="P15"/>
      <text:p text:style-name="P8">ADDITIONAL ACTIVITIES </text:p>
      <text:p text:style-name="P9"/>
      <text:list xml:id="list211733720577576" text:continue-numbering="true" text:style-name="WW8Num4">
        <text:list-item>
          <text:p text:style-name="P54"><text:span text:style-name="T12">member of the </text:span><text:span text:style-name="T16">Olive Branch </text:span><text:span text:style-name="T20">Association in Piotrcow Trybunalsk</text:span></text:p>
        </text:list-item>
        <text:list-item>
          <text:p text:style-name="P51">voluntary work as <text:span text:style-name="T43">a </text:span>pr<text:span text:style-name="T43">i</text:span>vate tutor at Bernandine Monastery <text:span text:style-name="T39">in Piotrcow Trybunalski</text:span></text:p>
        </text:list-item>
      </text:list>
      <text:p text:style-name="P8"/>
      <text:p text:style-name="P8">FOREIGN LANGUAGES</text:p>
      <text:p text:style-name="P27"/>
      <text:list xml:id="list211732916259507" text:continue-numbering="true" text:style-name="WW8Num4">
        <text:list-item>
          <text:p text:style-name="P54"><text:span text:style-name="T12">English – </text:span><text:span text:style-name="T16">fluent</text:span><text:span text:style-name="T12"> </text:span></text:p>
        </text:list-item>
        <text:list-item>
          <text:p text:style-name="P52">German - basic</text:p>
          <text:p text:style-name="P53"/>
        </text:list-item>
      </text:list>
      <text:p text:style-name="P8">INTERESTS</text:p>
      <text:p text:style-name="P9"/>
      <text:list xml:id="list211733122957702" text:continue-numbering="true" text:style-name="WW8Num4">
        <text:list-item>
          <text:p text:style-name="P55"><text:soft-page-break/><text:span text:style-name="T6">Psychology</text:span><text:span text:style-name="T5">, </text:span><text:span text:style-name="T12">Travelling, </text:span><text:span text:style-name="T16">Bodybuil</text:span><text:span text:style-name="T23">d</text:span><text:span text:style-name="T16">ing, </text:span><text:span text:style-name="T21">RPG games, </text:span><text:span text:style-name="T22">volleyball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353cm" loext:contextual-spacing="true" fo:line-height="100%" fo:padding-left="0cm" fo:padding-right="0cm" fo:padding-top="0cm" fo:padding-bottom="0.035cm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style:line-height-at-least="0.388cm" fo:text-indent="0cm" style:auto-text-indent="false"/>
      <style:text-properties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true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line-height="112%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/>
      <style:text-properties fo:color="#7f7f7f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12%"/>
      <style:text-properties fo:color="#7f7f7f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ize="10pt" fo:letter-spacing="0.009cm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itle" style:family="paragraph" style:parent-style-name="Standard" style:next-style-name="Standard" style:class="chapter">
      <style:paragraph-properties fo:margin-top="0cm" fo:margin-bottom="1.058cm" loext:contextual-spacing="false"/>
      <style:text-properties style:font-name="Cambria" fo:font-family="Cambria" style:font-family-generic="roman" style:font-pitch="variable" fo:font-size="12pt" fo:letter-spacing="0.023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ez_20_odstępów" style:display-name="Bez odstępów" style:family="paragraph" style:parent-style-name="Standard">
      <style:paragraph-properties fo:margin-top="0cm" fo:margin-bottom="0cm" loext:contextual-spacing="false" fo:line-height="100%"/>
    </style:style>
    <style:style style:name="Akapit_20_z_20_listą" style:display-name="Akapit z listą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ytat" style:family="paragraph" style:parent-style-name="Standard" style:next-style-name="Standard">
      <style:paragraph-properties fo:margin-left="0.635cm" fo:margin-right="0.635cm" fo:margin-top="0.353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Cytat_20_intensywny" style:display-name="Cytat intensywny" style:family="paragraph" style:parent-style-name="Standard" style:next-style-name="Standard">
      <style:paragraph-properties fo:margin-left="1.778cm" fo:margin-right="2.032cm" fo:margin-top="0.353cm" fo:margin-bottom="0.494cm" loext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NagłówkiM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336699"/>
      <style:text-properties fo:font-size="14pt" fo:language="en" fo:country="GB" style:font-size-asian="14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00" style:font-name="Webdings" fo:font-family="Webdings" style:font-family-generic="roman" style:font-pitch="variable" style:font-charset="x-symbol" fo:font-size="12pt" style:font-size-asian="12pt" style:font-name-complex="Webdings" style:font-family-complex="Webdings" style:font-family-generic-complex="roman" style:font-pitch-complex="variable" style:font-charset-complex="x-symbol" style:font-size-complex="12pt" text:display="non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17365d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20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font-weight="normal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fo:color="#17365d" style:font-name="Wingdings" fo:font-family="Wingdings" style:font-pitch="variable" style:font-charset="x-symbol" fo:font-size="14pt" fo:font-weight="normal" style:font-size-asian="14pt" style:font-weight-asian="normal" style:font-name-complex="Wingdings" style:font-family-complex="Wingdings" style:font-pitch-complex="variable" style:font-charset-complex="x-symbol" style:font-size-complex="20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Nagłówek_20_Znak" style:display-name="Nagłówek Znak" style:family="text">
      <style:text-properties fo:font-size="12pt" fo:language="fr" fo:country="FR" style:font-size-asian="12pt" style:font-size-complex="12pt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agłówek_20_1_20_Znak" style:display-name="Nagłówek 1 Znak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agłówek_20_2_20_Znak" style:display-name="Nagłówek 2 Znak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Nagłówek_20_3_20_Znak" style:display-name="Nagłówek 3 Znak" style:family="text"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agłówek_20_4_20_Znak" style:display-name="Nagłówek 4 Znak" style:family="tex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Nagłówek_20_5_20_Znak" style:display-name="Nagłówek 5 Znak" style:family="text">
      <style:text-properties fo:color="#7f7f7f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agłówek_20_6_20_Znak" style:display-name="Nagłówek 6 Znak" style:family="text">
      <style:text-properties fo:color="#7f7f7f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Nagłówek_20_7_20_Znak" style:display-name="Nagłówek 7 Znak" style:family="text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8_20_Znak" style:display-name="Nagłówek 8 Znak" style:family="text"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agłówek_20_9_20_Znak" style:display-name="Nagłówek 9 Znak" style:family="text">
      <style:text-properties style:font-name="Cambria" fo:font-family="Cambria" style:font-family-generic="roman" style:font-pitch="variable" fo:font-size="10pt" fo:letter-spacing="0.009cm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ytuł_20_Znak" style:display-name="Tytuł Znak" style:family="text">
      <style:text-properties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Podtytuł_20_Znak" style:display-name="Podtytuł Znak" style:family="text">
      <style:text-properties style:font-name="Cambria" fo:font-family="Cambria" style:font-family-generic="roman" style:font-pitch="variable" fo:font-size="12pt" fo:letter-spacing="0.023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Emphasis" style:family="text">
      <style:text-properties fo:letter-spacing="0.018cm" fo:font-style="italic" fo:font-weight="bold" fo:background-color="transparent" style:font-style-asian="italic" style:font-weight-asian="bold" style:font-style-complex="italic" style:font-weight-complex="bold"/>
    </style:style>
    <style:style style:name="Cytat_20_Znak" style:display-name="Cytat Znak" style:family="text">
      <style:text-properties fo:font-style="italic" style:font-style-asian="italic" style:font-style-complex="italic"/>
    </style:style>
    <style:style style:name="Cytat_20_intensywny_20_Znak" style:display-name="Cytat intensywny Znak" style:family="text">
      <style:text-properties fo:font-style="italic" fo:font-weight="bold" style:font-style-asian="italic" style:font-weight-asian="bold" style:font-style-complex="italic" style:font-weight-complex="bold"/>
    </style:style>
    <style:style style:name="Wyróżnienie_20_delikatne" style:display-name="Wyróżnienie delikatne" style:family="text">
      <style:text-properties fo:font-style="italic" style:font-style-asian="italic" style:font-style-complex="italic"/>
    </style:style>
    <style:style style:name="Wyróżnienie_20_intensywne" style:display-name="Wyróżnienie intensywne" style:family="text">
      <style:text-properties fo:font-weight="bold" style:font-weight-asian="bold" style:font-weight-complex="bold"/>
    </style:style>
    <style:style style:name="Odwołanie_20_delikatne" style:display-name="Odwołanie delikatne" style:family="text">
      <style:text-properties fo:font-variant="small-caps"/>
    </style:style>
    <style:style style:name="Odwołanie_20_intensywne" style:display-name="Odwołanie intensywne" style:family="text">
      <style:text-properties fo:font-variant="small-caps" fo:letter-spacing="0.009cm" style:text-underline-style="solid" style:text-underline-width="auto" style:text-underline-color="font-color"/>
    </style:style>
    <style:style style:name="Tytuł_20_książki" style:display-name="Tytuł książki" style:family="text">
      <style:text-properties fo:font-variant="small-caps" fo:letter-spacing="0.009cm" fo:font-style="italic" style:font-style-asian="italic" style:font-style-complex="italic"/>
    </style:style>
    <style:style style:name="Tekst_20_podstawowy_20_Znak" style:display-name="Tekst podstawowy Znak" style:family="text">
      <style:text-properties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 text:start-value="1966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5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6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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Web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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1996">
        <style:list-level-properties text:list-level-position-and-space-mode="label-alignment">
          <style:list-level-label-alignment text:label-followed-by="listtab" fo:text-indent="-0.847cm" fo:margin-left="1.482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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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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eb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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501cm" fo:text-indent="-0.302cm" fo:margin-left="0.501cm"/>
        </style:list-level-properties>
        <style:text-properties style:font-name="Aria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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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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17365d" fo:font-weight="bold" style:font-weight-asian="bold"/>
    </style:style>
    <style:style style:name="MP2" style:family="paragraph" style:parent-style-name="Standard">
      <style:paragraph-properties>
        <style:tab-stops>
          <style:tab-stop style:position="12.779cm"/>
        </style:tab-stops>
      </style:paragraph-properties>
      <style:text-properties fo:font-size="14pt" fo:language="pl" fo:country="PL" fo:font-weight="bold" style:font-size-asian="14pt" style:font-weight-asian="bold"/>
    </style:style>
    <style:style style:name="MP3" style:family="paragraph" style:parent-style-name="Standard">
      <style:text-properties fo:color="#17365d" fo:font-size="14pt" fo:language="pl" fo:country="PL" fo:font-weight="bold" style:font-size-asian="14pt" style:font-weight-asian="bold"/>
    </style:style>
    <style:style style:name="MP4" style:family="paragraph" style:parent-style-name="Footer">
      <style:paragraph-properties fo:margin-left="-0.132cm" fo:margin-right="0cm" fo:text-indent="0cm" style:auto-text-indent="false" fo:padding-left="0cm" fo:padding-right="0cm" fo:padding-top="0cm" fo:padding-bottom="0.035cm" fo:border-left="none" fo:border-right="none" fo:border-top="none" fo:border-bottom="0.74pt solid #000000">
        <style:tab-stops>
          <style:tab-stop style:position="8.001cm" style:type="center"/>
          <style:tab-stop style:position="15.875cm" style:type="right"/>
          <style:tab-stop style:position="16.002cm" style:type="right"/>
        </style:tab-stops>
      </style:paragraph-properties>
      <style:text-properties style:font-name="Arial" fo:font-size="9pt" fo:font-style="italic" style:font-size-asian="9pt" style:font-style-asian="italic" style:font-name-complex="Arial" style:font-size-complex="9pt"/>
    </style:style>
    <style:style style:name="MP5" style:family="paragraph" style:parent-style-name="Footer">
      <style:paragraph-properties fo:margin-left="-0.132cm" fo:margin-right="0cm" fo:text-indent="0cm" style:auto-text-indent="false">
        <style:tab-stops>
          <style:tab-stop style:position="3.704cm"/>
          <style:tab-stop style:position="9.208cm" style:type="center"/>
          <style:tab-stop style:position="16.002cm" style:type="right"/>
        </style:tab-stops>
      </style:paragraph-properties>
    </style:style>
    <style:style style:name="MT1" style:family="text">
      <style:text-properties fo:color="#17365d" fo:font-size="14pt" fo:language="pl" fo:country="PL" fo:font-weight="bold" officeooo:rsid="00004269" style:font-size-asian="14pt" style:font-weight-asian="bold"/>
    </style:style>
    <style:style style:name="MT2" style:family="text">
      <style:text-properties fo:color="#17365d" fo:font-size="14pt" fo:language="pl" fo:country="PL" fo:font-weight="bold" style:font-size-asian="14pt" style:font-weight-asian="bold"/>
    </style:style>
    <style:style style:name="MT3" style:family="text">
      <style:text-properties style:font-name="Arial" fo:language="pl" fo:country="PL" fo:font-style="italic" style:font-name-asian="Arial" style:font-style-asian="italic" style:font-name-complex="Arial"/>
    </style:style>
    <style:style style:name="MT4" style:family="text">
      <style:text-properties style:font-name="Arial" fo:language="pl" fo:country="PL" fo:font-style="italic" style:font-style-asian="italic" style:font-name-complex="Arial"/>
    </style:style>
    <style:style style:name="MT5" style:family="text">
      <style:text-properties style:font-name="Arial" fo:font-size="9pt" fo:language="pl" fo:country="PL" fo:font-style="italic" style:font-size-asian="9pt" style:font-style-asian="italic" style:font-name-complex="Arial" style:font-size-complex="9pt"/>
    </style:style>
    <style:style style:name="MT6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MT7" style:family="text">
      <style:text-properties fo:color="#808080" fo:font-size="9pt" fo:language="pl" fo:country="PL" style:font-size-asian="9pt" style:language-asian="pl" style:country-asian="P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6.999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cm" fo:margin-left="2.499cm" fo:margin-right="2.24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3.15cm" style:dynamic-spacing="true"/>
      </style:header-style>
      <style:footer-style>
        <style:header-footer-properties fo:min-height="2.251cm" fo:margin-left="0cm" fo:margin-right="0cm" fo:margin-top="2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55" text:anchor-type="char" svg:x="-2.711cm" svg:y="-0.732cm" svg:width="21.537cm" svg:height="3.817cm" draw:z-index="7"><draw:image xlink:href="Pictures/10000000000013560000040B66C5CD6D07A0A91E.png" xlink:type="simple" xlink:show="embed" xlink:actuate="onLoad"/></draw:frame></text:p>
      </style:header>
      <style:header-first>
        <text:p text:style-name="MP2"><draw:frame draw:style-name="Mfr2" draw:name="Image 56" text:anchor-type="char" svg:x="-4.623cm" svg:y="-0.739cm" svg:width="23.407cm" svg:height="5.944cm" draw:z-index="4"><draw:image xlink:href="Pictures/10000000000013560000040B66C5CD6D07A0A91E.png" xlink:type="simple" xlink:show="embed" xlink:actuate="onLoad"/></draw:frame><text:tab/></text:p>
        <text:p text:style-name="Standard"><text:span text:style-name="MT1">Jakub</text:span><text:span text:style-name="MT2"> – born in 198</text:span><text:span text:style-name="MT1">4</text:span></text:p>
        <text:p text:style-name="MP3"/>
      </style:header-first>
      <style:footer>
        <text:p text:style-name="MP4"/>
        <text:p text:style-name="MP5"><draw:frame draw:style-name="Mfr3" draw:name="Obraz2" text:anchor-type="as-char" svg:width="1.095cm" svg:height="0.72cm" draw:z-index="3"><draw:image xlink:href="Pictures/100000000000006400000041AA87B99A19A6C9B4.jpg" xlink:type="simple" xlink:show="embed" xlink:actuate="onLoad"/></draw:frame><text:span text:style-name="MT3"> </text:span><text:span text:style-name="MT4">SII sp. z o.o.</text:span><text:span text:style-name="MT5"><text:tab/><text:tab/> Tel. +48 42 239 29 60<text:tab/></text:span><text:span text:style-name="Page_20_Number"><text:span text:style-name="MT6"><text:page-number text:select-page="current">4</text:page-number></text:span></text:span><text:span text:style-name="Page_20_Number"><text:span text:style-name="MT5">/</text:span></text:span><text:span text:style-name="Page_20_Number"><text:span text:style-name="MT6"><text:page-count style:num-format="1">4</text:page-count></text:span></text:span></text:p>
      </style:footer>
      <style:footer-first>
        <text:p text:style-name="MP4"/>
        <text:p text:style-name="MP4"/>
        <text:p text:style-name="MP5"><draw:frame draw:style-name="Mfr3" draw:name="Obraz1" text:anchor-type="as-char" svg:width="1.095cm" svg:height="0.72cm" draw:z-index="0"><draw:image xlink:href="Pictures/100000000000006400000041AA87B99A19A6C9B4.jpg" xlink:type="simple" xlink:show="embed" xlink:actuate="onLoad"/></draw:frame><text:span text:style-name="MT3"> </text:span><text:span text:style-name="MT4">SII sp. z o.o.</text:span><text:span text:style-name="MT5"><text:tab/><text:tab/> Tel. +48 42 239 29 60</text:span><text:span text:style-name="MT7"> </text:span><text:span text:style-name="MT5"><text:tab/></text:span><text:span text:style-name="Page_20_Number"><text:span text:style-name="MT6"><text:page-number text:select-page="current">1</text:page-number></text:span></text:span><text:span text:style-name="Page_20_Number"><text:span text:style-name="MT5">/</text:span></text:span><text:span text:style-name="Page_20_Number"><text:span text:style-name="MT6"><text:page-count style:num-format="1">4</text:page-count></text:span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eksander O… – 32 years old</dc:title>
    <meta:initial-creator>Gregoire Nitot</meta:initial-creator>
    <meta:creation-date>2015-10-26T08:55:00</meta:creation-date>
    <dc:date>2017-03-30T21:17:32.093000000</dc:date>
    <meta:print-date>2010-04-21T15:21:00</meta:print-date>
    <meta:editing-cycles>50</meta:editing-cycles>
    <meta:editing-duration>PT1H46M7S</meta:editing-duration>
    <meta:generator>LibreOffice/5.1.5.2$Windows_x86 LibreOffice_project/7a864d8825610a8c07cfc3bc01dd4fce6a9447e5</meta:generator>
    <meta:document-statistic meta:table-count="1" meta:image-count="4" meta:object-count="0" meta:page-count="4" meta:paragraph-count="75" meta:word-count="369" meta:character-count="2495" meta:non-whitespace-character-count="2147"/>
  </office:meta>
</office:document-meta>
</file>